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Arial1" officeooo:rsid="0010e098" officeooo:paragraph-rsid="0010e098"/>
    </style:style>
    <style:style style:name="P2" style:family="paragraph" style:parent-style-name="Text_20_body">
      <style:text-properties style:font-name="Arial1" officeooo:rsid="00131621" officeooo:paragraph-rsid="00131621"/>
    </style:style>
    <style:style style:name="P3" style:family="paragraph" style:parent-style-name="Text_20_body">
      <style:text-properties style:font-name="Arial1" officeooo:rsid="0016f14a" officeooo:paragraph-rsid="0016f14a"/>
    </style:style>
    <style:style style:name="P4" style:family="paragraph" style:parent-style-name="Text_20_body">
      <style:text-properties style:font-name="Arial1" officeooo:rsid="0016f14a" officeooo:paragraph-rsid="0019c9ba"/>
    </style:style>
    <style:style style:name="P5" style:family="paragraph" style:parent-style-name="Text_20_body">
      <style:text-properties style:font-name="Arial1" officeooo:rsid="0016f14a" officeooo:paragraph-rsid="0018ade1"/>
    </style:style>
    <style:style style:name="P6" style:family="paragraph" style:parent-style-name="Text_20_body">
      <style:text-properties style:font-name="Arial1" officeooo:rsid="001d28d6" officeooo:paragraph-rsid="001d28d6"/>
    </style:style>
    <style:style style:name="P7" style:family="paragraph" style:parent-style-name="Text_20_body">
      <style:text-properties style:font-name="Arial1" officeooo:rsid="001d7db4" officeooo:paragraph-rsid="001d7db4"/>
    </style:style>
    <style:style style:name="T1" style:family="text">
      <style:text-properties officeooo:rsid="0012d484"/>
    </style:style>
    <style:style style:name="T2" style:family="text">
      <style:text-properties style:text-line-through-style="solid" style:text-line-through-type="single"/>
    </style:style>
    <style:style style:name="T3" style:family="text">
      <style:text-properties officeooo:rsid="001666a7"/>
    </style:style>
    <style:style style:name="T4" style:family="text">
      <style:text-properties style:text-line-through-style="none" style:text-line-through-type="none"/>
    </style:style>
    <style:style style:name="T5" style:family="text">
      <style:text-properties style:text-line-through-style="none" style:text-line-through-type="none" officeooo:rsid="001666a7"/>
    </style:style>
    <style:style style:name="T6" style:family="text">
      <style:text-properties officeooo:rsid="0019c9ba"/>
    </style:style>
    <style:style style:name="T7" style:family="text">
      <style:text-properties officeooo:rsid="001b9b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sterarbeit Phase 2</text:p>
      <text:p text:style-name="Text_20_body"/>
      <text:p text:style-name="P1">Mein Problem war, dass <text:span text:style-name="T1">ich die Daten viel zu früh in embeddings umgewandelt habe. Wenn ich die Daten erst aufteilen will in presplit und postsplit, darf ich das umwandeln erst GANZ am Ende machen. Vorher muss ich immer das komplette df mit string, embedding und oesch klasse weitergeben.</text:span></text:p>
      <text:p text:style-name="P2">Mein Problem jetzt ist, dass ich dem df ja zeilen hinzufügen muss, aber dabei ganz genau aufpassen muss, dass ich die richtigen labels behalte <text:span text:style-name="T2">und die richtigen embeddings.</text:span><text:span text:style-name="T4"> </text:span><text:span text:style-name="T5">Nein falsch: nur die labels bleiben gleich, die embeddings und die strings ändern sich!!</text:span></text:p>
      <text:p text:style-name="P2"><text:span text:style-name="T3">(</text:span>Also sollte ich zunächst weitere spalten hinzufügen, wo die verschiedenen Augmentierungen vorkommen. Und dann erst ganz am Ende aus jeder Spalte in Kombi mit dem label einen Datenpunkt generieren.<text:span text:style-name="T3">)</text:span></text:p>
      <text:p text:style-name="P3">Vielleicht ist es besser wenn ich eine Funktion schreibe: sie nimmt eine zeile des df und erstellt ein komplett neues df wo einmal die ursprungszeile mit string, embedding und label drin sind, und dann mit dem selben label neue strings generiert werden und aus denen dann neue embeddings.</text:p>
      <text:p text:style-name="P3">Brauche dafür eine funktion in einer funktion, weil es soll ja am Ende ein einziges df daraus enstehen.</text:p>
      <text:p text:style-name="P4">Konkreter: lowercasing, remove numbers, remove punctuation, remove stopwords, nlpaug: <text:bookmark text:name="Keyboard-Augmenter"/>Keyboard Augmenter, <text:s/><text:span text:style-name="T6">Synonym Augmenter?</text:span></text:p>
      <text:p text:style-name="P5">Das sind <text:span text:style-name="T7">ganz schön viele Kombis, wie teste ich die am besten durch?? Laufzeit muss deutlich optimiert werden! Welche Plots können da rauskommen? Ersetze ich oder ergänze ich bei der Augementierung? Müsste eig bei den klassischen Dingen die Sätze ersetzen…</text:span></text:p>
      <text:p text:style-name="P6">Gedanken zur Optimierung: Es wäre klug, wenn ich nicht das Programm komplett laufen lassen müsste für jede einzelne Konfiguration. Dafür wäre caching sinnvoll.</text:p>
      <text:p text:style-name="P6">Sollte ich ein Durchgang, ein Ergebnis haben? Oder mehrere Konfigurationen und mehrere Ergebnisse bei einem Durchgang? Mats fragen!</text:p>
      <text:p text:style-name="P7">Ich sollte das mit caching als allererstes einbauen, weil dann alles deutlich schneller geht!! <text:s/>Mats um Hilfe bitt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9T14:36:15.186000000</meta:creation-date>
    <dc:date>2022-02-20T18:19:31.376000000</dc:date>
    <meta:editing-duration>P1DT3H33M1S</meta:editing-duration>
    <meta:editing-cycles>11</meta:editing-cycles>
    <meta:generator>LibreOffice/7.0.3.1$Windows_X86_64 LibreOffice_project/d7547858d014d4cf69878db179d326fc3483e082</meta:generator>
    <meta:document-statistic meta:table-count="0" meta:image-count="0" meta:object-count="0" meta:page-count="1" meta:paragraph-count="11" meta:word-count="300" meta:character-count="1945" meta:non-whitespace-character-count="1654"/>
  </office:meta>
</office:document-meta>
</file>